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927130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9.71" calcext:value-type="float">
            <text:p>9.71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182 kWh</text:p>
          </table:table-cell>
          <table:table-cell office:value-type="float" office:value="1117.48" calcext:value-type="float">
            <text:p>1117.48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 office:value-type="float" office:value="8.43" calcext:value-type="float">
            <text:p>8.43</text:p>
          </table:table-cell>
          <table:table-cell office:value-type="float" office:value="-441.66" calcext:value-type="float">
            <text:p>-441.66</text:p>
          </table:table-cell>
          <table:table-cell office:value-type="string" calcext:value-type="string">
            <text:p>T-J</text:p>
          </table:table-cell>
          <table:table-cell office:value-type="float" office:value="861.59" calcext:value-type="float">
            <text:p>861.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0.17" calcext:value-type="float">
            <text:p>10.17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99 kWh</text:p>
          </table:table-cell>
          <table:table-cell office:value-type="float" office:value="1236.94" calcext:value-type="float">
            <text:p>1236.94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 office:value-type="float" office:value="9.64" calcext:value-type="float">
            <text:p>9.64</text:p>
          </table:table-cell>
          <table:table-cell office:value-type="float" office:value="-439.87" calcext:value-type="float">
            <text:p>-439.87</text:p>
          </table:table-cell>
          <table:table-cell office:value-type="string" calcext:value-type="string">
            <text:p>T-J</text:p>
          </table:table-cell>
          <table:table-cell office:value-type="float" office:value="983.88" calcext:value-type="float">
            <text:p>983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06.81" calcext:value-type="float">
            <text:p>206.81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218 kWh</text:p>
          </table:table-cell>
          <table:table-cell office:value-type="float" office:value="1369.27" calcext:value-type="float">
            <text:p>1369.27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 office:value-type="float" office:value="10.98" calcext:value-type="float">
            <text:p>10.98</text:p>
          </table:table-cell>
          <table:table-cell office:value-type="float" office:value="-438.03" calcext:value-type="float">
            <text:p>-438.03</text:p>
          </table:table-cell>
          <table:table-cell office:value-type="string" calcext:value-type="string">
            <text:p>T-J</text:p>
          </table:table-cell>
          <table:table-cell office:value-type="float" office:value="1315.35" calcext:value-type="float">
            <text:p>1315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12.08" calcext:value-type="float">
            <text:p>12.08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233 kWh</text:p>
          </table:table-cell>
          <table:table-cell office:value-type="float" office:value="1471.46" calcext:value-type="float">
            <text:p>1471.46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 office:value-type="float" office:value="12.01" calcext:value-type="float">
            <text:p>12.01</text:p>
          </table:table-cell>
          <table:table-cell office:value-type="float" office:value="-436.27" calcext:value-type="float">
            <text:p>-436.27</text:p>
          </table:table-cell>
          <table:table-cell office:value-type="string" calcext:value-type="string">
            <text:p>T-J</text:p>
          </table:table-cell>
          <table:table-cell office:value-type="float" office:value="1224.91" calcext:value-type="float">
            <text:p>1224.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0.7" calcext:value-type="float">
            <text:p>10.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245 kWh</text:p>
          </table:table-cell>
          <table:table-cell office:value-type="float" office:value="1551.54" calcext:value-type="float">
            <text:p>1551.54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 office:value-type="float" office:value="12.82" calcext:value-type="float">
            <text:p>12.82</text:p>
          </table:table-cell>
          <table:table-cell office:value-type="float" office:value="-434.46" calcext:value-type="float">
            <text:p>-434.46</text:p>
          </table:table-cell>
          <table:table-cell office:value-type="string" calcext:value-type="string">
            <text:p>T-J</text:p>
          </table:table-cell>
          <table:table-cell office:value-type="float" office:value="1305.56" calcext:value-type="float">
            <text:p>1305.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10.9" calcext:value-type="float">
            <text:p>10.9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266 kWh</text:p>
          </table:table-cell>
          <table:table-cell office:value-type="float" office:value="1695.17" calcext:value-type="float">
            <text:p>1695.17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 office:value-type="float" office:value="14.27" calcext:value-type="float">
            <text:p>14.27</text:p>
          </table:table-cell>
          <table:table-cell office:value-type="float" office:value="-432.73" calcext:value-type="float">
            <text:p>-432.73</text:p>
          </table:table-cell>
          <table:table-cell office:value-type="string" calcext:value-type="string">
            <text:p>T-J</text:p>
          </table:table-cell>
          <table:table-cell office:value-type="float" office:value="1451.9" calcext:value-type="float">
            <text:p>1451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10.84" calcext:value-type="float">
            <text:p>10.84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266 kWh</text:p>
          </table:table-cell>
          <table:table-cell office:value-type="float" office:value="1688.42" calcext:value-type="float">
            <text:p>1688.42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 office:value-type="float" office:value="14.21" calcext:value-type="float">
            <text:p>14.21</text:p>
          </table:table-cell>
          <table:table-cell office:value-type="float" office:value="-430.95" calcext:value-type="float">
            <text:p>-430.95</text:p>
          </table:table-cell>
          <table:table-cell office:value-type="string" calcext:value-type="string">
            <text:p>T-J</text:p>
          </table:table-cell>
          <table:table-cell office:value-type="float" office:value="1446.14" calcext:value-type="float">
            <text:p>1446.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12.13" calcext:value-type="float">
            <text:p>12.13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248 kWh</text:p>
          </table:table-cell>
          <table:table-cell office:value-type="float" office:value="1553.87" calcext:value-type="float">
            <text:p>1553.87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 office:value-type="float" office:value="12.88" calcext:value-type="float">
            <text:p>12.88</text:p>
          </table:table-cell>
          <table:table-cell office:value-type="float" office:value="-429.13" calcext:value-type="float">
            <text:p>-429.13</text:p>
          </table:table-cell>
          <table:table-cell office:value-type="string" calcext:value-type="string">
            <text:p>T-J</text:p>
          </table:table-cell>
          <table:table-cell office:value-type="float" office:value="1312.7" calcext:value-type="float">
            <text:p>1312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0.85" calcext:value-type="float">
            <text:p>10.8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50 kWh</text:p>
          </table:table-cell>
          <table:table-cell office:value-type="float" office:value="1535.56" calcext:value-type="float">
            <text:p>1535.56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 office:value-type="float" office:value="12.8" calcext:value-type="float">
            <text:p>12.8</text:p>
          </table:table-cell>
          <table:table-cell office:value-type="float" office:value="-418.17" calcext:value-type="float">
            <text:p>-418.17</text:p>
          </table:table-cell>
          <table:table-cell office:value-type="string" calcext:value-type="string">
            <text:p>T-J</text:p>
          </table:table-cell>
          <table:table-cell office:value-type="float" office:value="1303.31" calcext:value-type="float">
            <text:p>1303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9.17" calcext:value-type="float">
            <text:p>9.17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274 kWh</text:p>
          </table:table-cell>
          <table:table-cell office:value-type="float" office:value="1686.85" calcext:value-type="float">
            <text:p>1686.85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14.33" calcext:value-type="float">
            <text:p>14.33</text:p>
          </table:table-cell>
          <table:table-cell office:value-type="float" office:value="-416.45" calcext:value-type="float">
            <text:p>-416.45</text:p>
          </table:table-cell>
          <table:table-cell office:value-type="string" calcext:value-type="string">
            <text:p>T-J</text:p>
          </table:table-cell>
          <table:table-cell office:value-type="float" office:value="1456.37" calcext:value-type="float">
            <text:p>1456.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6.71" calcext:value-type="float">
            <text:p>6.71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43 kWh</text:p>
          </table:table-cell>
          <table:table-cell office:value-type="float" office:value="1467.35" calcext:value-type="float">
            <text:p>1467.35</text:p>
          </table:table-cell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12.14" calcext:value-type="float">
            <text:p>12.14</text:p>
          </table:table-cell>
          <table:table-cell office:value-type="float" office:value="-414.78" calcext:value-type="float">
            <text:p>-414.78</text:p>
          </table:table-cell>
          <table:table-cell office:value-type="string" calcext:value-type="string">
            <text:p>T-J</text:p>
          </table:table-cell>
          <table:table-cell office:value-type="float" office:value="1233.21" calcext:value-type="float">
            <text:p>1233.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201.51" calcext:value-type="float">
            <text:p>201.51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232 kWh</text:p>
          </table:table-cell>
          <table:table-cell office:value-type="float" office:value="1360.5" calcext:value-type="float">
            <text:p>1360.5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 office:value-type="float" office:value="11.09" calcext:value-type="float">
            <text:p>11.09</text:p>
          </table:table-cell>
          <table:table-cell office:value-type="float" office:value="-413.06" calcext:value-type="float">
            <text:p>-413.06</text:p>
          </table:table-cell>
          <table:table-cell office:value-type="string" calcext:value-type="string">
            <text:p>T-J</text:p>
          </table:table-cell>
          <table:table-cell office:value-type="float" office:value="1321.19" calcext:value-type="float">
            <text:p>1321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11:02.434000000</meta:creation-date>
    <dc:date>2018-03-26T20:12:51.532000000</dc:date>
    <meta:editing-duration>PT1M49S</meta:editing-duration>
    <meta:editing-cycles>1</meta:editing-cycles>
    <meta:document-statistic meta:table-count="1" meta:cell-count="155" meta:object-count="0"/>
    <meta:generator>LibreOffice/5.3.4.2$Windows_x86 LibreOffice_project/f82d347ccc0be322489bf7da61d7e4ad13fe2ff3</meta:generator>
  </office:meta>
</office:document-meta>
</file>